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4e83" officeooo:paragraph-rsid="000b4e83"/>
    </style:style>
    <style:style style:name="P2" style:family="paragraph" style:parent-style-name="Standard">
      <style:text-properties officeooo:rsid="000bd734" officeooo:paragraph-rsid="000bd734"/>
    </style:style>
    <style:style style:name="P3" style:family="paragraph" style:parent-style-name="Standard">
      <style:text-properties officeooo:rsid="000d0980" officeooo:paragraph-rsid="000d09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prueba de git con documentos.</text:p>
      <text:p text:style-name="P2">Adiconando una nueva linea para saber si controla las versiones .</text:p>
      <text:p text:style-name="P3">Otro cambi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4T15:46:28.875000000</meta:creation-date>
    <dc:date>2020-04-14T16:30:40.440000000</dc:date>
    <meta:editing-duration>PT5M6S</meta:editing-duration>
    <meta:editing-cycles>3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3" meta:word-count="21" meta:character-count="117" meta:non-whitespace-character-count="99"/>
  </office:meta>
</office:document-meta>
</file>